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ntrant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alérgenos</text:p>
          </table:table-cell>
          <table:table-cell office:value-type="string" calcext:value-type="string">
            <text:p>imágen</text:p>
          </table:table-cell>
          <table:table-cell office:value-type="string" calcext:value-type="string">
            <text:p>separador previo</text:p>
          </table:table-cell>
          <table:table-cell office:value-type="string" calcext:value-type="string">
            <text:p>separador posterior</text:p>
          </table:table-cell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table table:name="primero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alergenos</text:p>
          </table:table-cell>
          <table:table-cell office:value-type="string" calcext:value-type="string">
            <text:p>imagenes</text:p>
          </table:table-cell>
        </table:table-row>
      </table:table>
      <table:table table:name="segundo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alergenos</text:p>
          </table:table-cell>
          <table:table-cell office:value-type="string" calcext:value-type="string">
            <text:p>imagenes</text:p>
          </table:table-cell>
        </table:table-row>
      </table:table>
      <table:table table:name="postre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alergenos</text:p>
          </table:table-cell>
          <table:table-cell office:value-type="string" calcext:value-type="string">
            <text:p>imagenes</text:p>
          </table:table-cell>
        </table:table-row>
      </table:table>
      <table:table table:name="info_web" table:style-name="ta1">
        <table:table-column table:style-name="co2" table:default-cell-style-name="Default"/>
        <table:table-row table:style-name="ro1">
          <table:table-cell office:value-type="string" calcext:value-type="string">
            <text:p>dirección</text:p>
          </table:table-cell>
        </table:table-row>
        <table:table-row table:style-name="ro1">
          <table:table-cell office:value-type="string" calcext:value-type="string">
            <text:p>pagina 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2:48:42.4671823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0:15:29.857269110</meta:creation-date>
    <dc:date>2021-02-19T15:16:34.418115245</dc:date>
    <meta:editing-duration>PT4H51M53S</meta:editing-duration>
    <meta:editing-cycles>4</meta:editing-cycles>
    <meta:generator>LibreOffice/6.4.6.2$Linux_X86_64 LibreOffice_project/40$Build-2</meta:generator>
    <meta:document-statistic meta:table-count="5" meta:cell-count="24" meta:object-count="0"/>
  </office:meta>
</office:document-meta>
</file>